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fo:font-size="8pt" style:font-size-asian="8pt" style:font-size-complex="8pt"/>
    </style:style>
    <style:style style:name="P2" style:family="paragraph" style:parent-style-name="Standard">
      <style:text-properties style:font-name="WenQuanYi Micro Hei" fo:font-size="12pt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officeooo:paragraph-rsid="008ec4c0" style:font-name-asian="WenQuanYi Micro Hei" style:font-size-asian="12pt" style:font-size-complex="12pt"/>
    </style:style>
    <style:style style:name="P4" style:family="paragraph" style:parent-style-name="Standard">
      <style:text-properties style:font-name="WenQuanYi Micro Hei" fo:font-size="12pt" officeooo:paragraph-rsid="0090bc39" style:font-name-asian="WenQuanYi Micro Hei" style:font-size-asian="12pt" style:font-size-complex="12pt"/>
    </style:style>
    <style:style style:name="P5" style:family="paragraph" style:parent-style-name="Standard">
      <style:text-properties style:font-name="WenQuanYi Micro Hei" fo:font-size="12pt" officeooo:paragraph-rsid="00982fb8" style:font-name-asian="WenQuanYi Micro Hei" style:font-size-asian="12pt" style:font-size-complex="12pt"/>
    </style:style>
    <style:style style:name="P6" style:family="paragraph" style:parent-style-name="Standard">
      <style:text-properties style:font-name="WenQuanYi Micro Hei" fo:font-size="12pt" officeooo:paragraph-rsid="00988769" style:font-name-asian="WenQuanYi Micro Hei" style:font-size-asian="12pt" style:font-size-complex="12pt"/>
    </style:style>
    <style:style style:name="P7" style:family="paragraph" style:parent-style-name="Standard">
      <style:text-properties style:font-name="WenQuanYi Micro Hei" fo:font-size="12pt" officeooo:paragraph-rsid="009e4454" style:font-name-asian="WenQuanYi Micro Hei" style:font-size-asian="12pt" style:font-size-complex="12pt"/>
    </style:style>
    <style:style style:name="P8" style:family="paragraph" style:parent-style-name="Standard">
      <style:text-properties style:font-name="WenQuanYi Micro Hei" fo:font-size="12pt" officeooo:paragraph-rsid="00a1caca" style:font-name-asian="WenQuanYi Micro Hei" style:font-size-asian="12pt" style:font-size-complex="12pt"/>
    </style:style>
    <style:style style:name="P9" style:family="paragraph" style:parent-style-name="Standard">
      <style:text-properties style:font-name="WenQuanYi Micro Hei" fo:font-size="12pt" officeooo:paragraph-rsid="00a4137c" style:font-name-asian="WenQuanYi Micro Hei" style:font-size-asian="12pt" style:font-size-complex="12pt"/>
    </style:style>
    <style:style style:name="P10" style:family="paragraph" style:parent-style-name="Standard">
      <style:text-properties style:font-name="WenQuanYi Micro Hei" fo:font-size="12pt" officeooo:paragraph-rsid="00c424d1" style:font-name-asian="WenQuanYi Micro Hei" style:font-size-asian="12pt" style:font-size-complex="12pt"/>
    </style:style>
    <style:style style:name="P11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c1bc32" style:font-name-asian="WenQuanYi Micro Hei" style:font-size-asian="12pt" style:font-size-complex="12pt"/>
    </style:style>
    <style:style style:name="P12" style:family="paragraph" style:parent-style-name="Standard">
      <style:text-properties style:font-name="WenQuanYi Micro Hei" fo:font-size="12pt" officeooo:rsid="008ec4c0" officeooo:paragraph-rsid="00947235" style:font-name-asian="WenQuanYi Micro Hei" style:font-size-asian="12pt" style:font-size-complex="12pt"/>
    </style:style>
    <style:style style:name="P13" style:family="paragraph" style:parent-style-name="Standard">
      <style:text-properties style:font-name="WenQuanYi Micro Hei" fo:font-size="12pt" officeooo:rsid="008ec4c0" officeooo:paragraph-rsid="009444d4" style:font-name-asian="WenQuanYi Micro Hei" style:font-size-asian="12pt" style:font-size-complex="12pt"/>
    </style:style>
    <style:style style:name="P14" style:family="paragraph" style:parent-style-name="Standard">
      <style:text-properties style:font-name="WenQuanYi Micro Hei" fo:font-size="12pt" officeooo:rsid="00a1caca" officeooo:paragraph-rsid="00a1caca" style:font-name-asian="WenQuanYi Micro Hei" style:font-size-asian="12pt" style:font-size-complex="12pt"/>
    </style:style>
    <style:style style:name="P15" style:family="paragraph" style:parent-style-name="Standard">
      <style:text-properties style:font-name="WenQuanYi Micro Hei" fo:font-size="12pt" officeooo:rsid="00a1caca" officeooo:paragraph-rsid="00a4137c" style:font-name-asian="WenQuanYi Micro Hei" style:font-size-asian="12pt" style:font-size-complex="12pt"/>
    </style:style>
    <style:style style:name="P16" style:family="paragraph" style:parent-style-name="Standard">
      <style:text-properties style:font-name="WenQuanYi Micro Hei" fo:font-size="12pt" officeooo:paragraph-rsid="009e4454" style:font-name-asian="WenQuanYi Micro Hei" style:font-size-asian="12pt" style:font-size-complex="12pt"/>
    </style:style>
    <style:style style:name="P17" style:family="paragraph" style:parent-style-name="Standard">
      <style:text-properties style:font-name="WenQuanYi Micro Hei" fo:font-size="12pt" officeooo:paragraph-rsid="00d03ad3" style:font-name-asian="WenQuanYi Micro Hei" style:font-size-asian="12pt" style:font-size-complex="12pt"/>
    </style:style>
    <style:style style:name="P18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c1bc32" officeooo:paragraph-rsid="00c1bc32" style:font-name-asian="WenQuanYi Micro Hei" style:font-size-asian="12pt" style:font-size-complex="12pt"/>
    </style:style>
    <style:style style:name="T1" style:family="text">
      <style:text-properties officeooo:rsid="008a5f62"/>
    </style:style>
    <style:style style:name="T2" style:family="text">
      <style:text-properties officeooo:rsid="008c1812"/>
    </style:style>
    <style:style style:name="T3" style:family="text">
      <style:text-properties officeooo:rsid="008df3a5"/>
    </style:style>
    <style:style style:name="T4" style:family="text">
      <style:text-properties officeooo:rsid="008ec4c0"/>
    </style:style>
    <style:style style:name="T5" style:family="text">
      <style:text-properties officeooo:rsid="0091ffa7"/>
    </style:style>
    <style:style style:name="T6" style:family="text">
      <style:text-properties officeooo:rsid="0093588d"/>
    </style:style>
    <style:style style:name="T7" style:family="text">
      <style:text-properties officeooo:rsid="00982fb8"/>
    </style:style>
    <style:style style:name="T8" style:family="text">
      <style:text-properties officeooo:rsid="009ba092"/>
    </style:style>
    <style:style style:name="T9" style:family="text">
      <style:text-properties officeooo:rsid="009e16af"/>
    </style:style>
    <style:style style:name="T10" style:family="text">
      <style:text-properties officeooo:rsid="009e4454"/>
    </style:style>
    <style:style style:name="T11" style:family="text">
      <style:text-properties officeooo:rsid="009f3998"/>
    </style:style>
    <style:style style:name="T12" style:family="text">
      <style:text-properties officeooo:rsid="00a08ba7"/>
    </style:style>
    <style:style style:name="T13" style:family="text">
      <style:text-properties officeooo:rsid="00a1caca"/>
    </style:style>
    <style:style style:name="T14" style:family="text">
      <style:text-properties officeooo:rsid="00a60676"/>
    </style:style>
    <style:style style:name="T15" style:family="text">
      <style:text-properties officeooo:rsid="00a950c6"/>
    </style:style>
    <style:style style:name="T16" style:family="text">
      <style:text-properties officeooo:rsid="00ab035f"/>
    </style:style>
    <style:style style:name="T17" style:family="text">
      <style:text-properties officeooo:rsid="00ab62c3"/>
    </style:style>
    <style:style style:name="T18" style:family="text">
      <style:text-properties officeooo:rsid="00ae3348"/>
    </style:style>
    <style:style style:name="T19" style:family="text">
      <style:text-properties officeooo:rsid="00b2e492"/>
    </style:style>
    <style:style style:name="T20" style:family="text">
      <style:text-properties officeooo:rsid="00b652ec"/>
    </style:style>
    <style:style style:name="T21" style:family="text">
      <style:text-properties officeooo:rsid="00b75685"/>
    </style:style>
    <style:style style:name="T22" style:family="text">
      <style:text-properties officeooo:rsid="00b80796"/>
    </style:style>
    <style:style style:name="T23" style:family="text">
      <style:text-properties officeooo:rsid="00bc68cd"/>
    </style:style>
    <style:style style:name="T24" style:family="text">
      <style:text-properties officeooo:rsid="00bdd0f1"/>
    </style:style>
    <style:style style:name="T25" style:family="text">
      <style:text-properties officeooo:rsid="00bde411"/>
    </style:style>
    <style:style style:name="T26" style:family="text">
      <style:text-properties officeooo:rsid="00c18ce5"/>
    </style:style>
    <style:style style:name="T27" style:family="text">
      <style:text-properties officeooo:rsid="00c1bc32"/>
    </style:style>
    <style:style style:name="T28" style:family="text">
      <style:text-properties fo:font-style="italic" officeooo:rsid="00c1bc32" style:font-style-asian="italic" style:font-style-complex="italic"/>
    </style:style>
    <style:style style:name="T29" style:family="text">
      <style:text-properties officeooo:rsid="00c424d1"/>
    </style:style>
    <style:style style:name="T30" style:family="text">
      <style:text-properties officeooo:rsid="00c55135"/>
    </style:style>
    <style:style style:name="T31" style:family="text">
      <style:text-properties officeooo:rsid="00d03a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在UI应用程序中，我们常常要处理鼠标事件，一个MouseArea就可以搞定许多事情。MouseArea本身是不可见的，主要和一些可见的元素一起使用，先来看一下它有哪些属性：</text:p>
      <text:p text:style-name="P2"/>
      <text:p text:style-name="P2">acceptedButtons：<text:span text:style-name="T1">Qt::MouseButtons枚举类型，默认为Qt.leftButton</text:span><text:span text:style-name="T2">，用来</text:span>设置有效的鼠标按键，支持按位与<text:span text:style-name="T3">“|”操作符，具体按键类型可参考——</text:span></text:p>
      <text:p text:style-name="P3"><text:a xlink:type="simple" xlink:href="http://doc.qt.io/qt-5/qt.html#MouseButton-enum"><text:span text:style-name="T4">http://doc.qt.io/qt-5/qt.html#MouseButton-enum</text:span></text:a></text:p>
      <text:p text:style-name="P4"><text:span text:style-name="T4">pressed：bool类型</text:span><text:span text:style-name="T5">，当</text:span><text:span text:style-name="T4">acceptedButtons中有鼠标键按下时为true</text:span><text:span text:style-name="T6">。</text:span></text:p>
      <text:p text:style-name="P12">pressedButtons：枚举值，保存了acceptedButtons中按下的鼠标键。</text:p>
      <text:p text:style-name="P13"/>
      <text:p text:style-name="P5">containsMouse：<text:span text:style-name="T4">bool类型 </text:span><text:span text:style-name="T7">，</text:span>记录光标是否在当前的MouseArea，与hoverEabled有关。</text:p>
      <text:p text:style-name="P7">hoverEnabled：默认false，只有按下鼠标键时才处理鼠标事件<text:span text:style-name="T8">，为true时即使没有按下鼠标键也会</text:span><text:span text:style-name="T11">作相应的处理</text:span><text:span text:style-name="T9">，影响的是containsMouse属性和onEntered()/onExited</text:span><text:span text:style-name="T10">()</text:span><text:span text:style-name="T9">/</text:span></text:p>
      <text:p text:style-name="P7"><text:span text:style-name="T9">onPositionChanged</text:span><text:span text:style-name="T10">()</text:span><text:span text:style-name="T9">信号。</text:span></text:p>
      <text:p text:style-name="P17"><text:span text:style-name="T31">containsPress：bool类型，这个是Qt5.4新出现的属性，效果等同于“pressed &amp;&amp; containsMouse”。</text:span></text:p>
      <text:p text:style-name="P6"/>
      <text:p text:style-name="P2">cursorShape：Qt<text:span text:style-name="T12">::CursorShape枚举类型，</text:span>默认是Qt.ArrowCursor<text:span text:style-name="T13">，用来</text:span>设置光标形状<text:span text:style-name="T13">，具体类型可参考——</text:span></text:p>
      <text:p text:style-name="P8"><text:a xlink:type="simple" xlink:href="http://doc.qt.io/qt-5/qt.html#CursorShape-enum"><text:span text:style-name="T13">http://doc.qt.io/qt-5/qt.html#CursorShape-enum</text:span></text:a></text:p>
      <text:p text:style-name="P14"/>
      <text:p text:style-name="P9">enabled：bool类型<text:span text:style-name="T14">，</text:span>默认为true，用来设置当前对象是否响应鼠标事件<text:span text:style-name="T15">，与Item元素的enabled属性不同的是</text:span><text:span text:style-name="T16">，它只是对鼠标事件有效</text:span><text:span text:style-name="T17">，不影响键盘事件，也不影响孩子对象。</text:span><text:tab/></text:p>
      <text:p text:style-name="P9"><text:tab/></text:p>
      <text:p text:style-name="P9">mouseX/mouseY：real类型<text:span text:style-name="T18">，</text:span>保存了光标在当前对象的MouseArea中的X、Y坐标。</text:p>
      <text:p text:style-name="P9"/>
      <text:p text:style-name="P9">preventStealing：bool类型<text:span text:style-name="T19">，</text:span>默认为false，为true时可以防止当前鼠标事件被其它对象拦截。</text:p>
      <text:p text:style-name="P9"><text:span text:style-name="T13">propagateComposedEvents：bool类型</text:span><text:span text:style-name="T20">，</text:span><text:span text:style-name="T13">默认为false，为true时可以传递鼠标事件</text:span><text:span text:style-name="T21">。</text:span></text:p>
      <text:p text:style-name="P15"/>
      <text:p text:style-name="P9"><text:span text:style-name="T13">MouseArea有哪些信号呢</text:span><text:span text:style-name="T26">？如下：</text:span></text:p>
      <text:p text:style-name="P18">canceled()</text:p>
      <text:p text:style-name="P11"><text:span text:style-name="T27">clicked(MouseEvent <text:s/></text:span><text:span text:style-name="T28">mouse</text:span><text:span text:style-name="T27">)</text:span></text:p>
      <text:p text:style-name="P11"><text:span text:style-name="T27">doubleClicked(MouseEvent <text:s/></text:span><text:span text:style-name="T28">mouse</text:span><text:span text:style-name="T27">)</text:span></text:p>
      <text:p text:style-name="P18">entered()</text:p>
      <text:p text:style-name="P18">exited()</text:p>
      <text:p text:style-name="P11"><text:span text:style-name="T27">positionChanged(MouseEvent <text:s/></text:span><text:span text:style-name="T28">mouse</text:span><text:span text:style-name="T27">)</text:span></text:p>
      <text:p text:style-name="P11"><text:span text:style-name="T27">pressAndHold(MouseEvent <text:s/></text:span><text:span text:style-name="T28">mouse</text:span><text:span text:style-name="T27">)</text:span></text:p>
      <text:p text:style-name="P11"><text:span text:style-name="T27">pressed(MouseEvent <text:s/></text:span><text:span text:style-name="T28">mouse</text:span><text:span text:style-name="T27">)</text:span></text:p>
      <text:p text:style-name="P11"><text:soft-page-break/><text:span text:style-name="T27">released(MouseEvent <text:s/></text:span><text:span text:style-name="T28">mouse</text:span><text:span text:style-name="T27">)</text:span></text:p>
      <text:p text:style-name="P11"><text:span text:style-name="T27">wheel(MouseEvent <text:s/></text:span><text:span text:style-name="T28">mouse</text:span><text:span text:style-name="T27">)</text:span></text:p>
      <text:p text:style-name="P10"><text:span text:style-name="T29">这些信号都比较简单</text:span><text:span text:style-name="T30">，不再多说了。</text:span></text:p>
      <text:p text:style-name="P15"/>
      <text:p text:style-name="P8"><text:span text:style-name="T13">MouseArea还有一个有趣的drag组属性</text:span><text:span text:style-name="T22">，可以实现拖拽效果</text:span><text:span text:style-name="T23">，下面是其属性介绍</text:span><text:span text:style-name="T24">：</text:span></text:p>
      <text:p text:style-name="P2">drag.target：要拖拽对象的id。</text:p>
      <text:p text:style-name="P2">drag.active：记录目标对象是否正在被拖拽。</text:p>
      <text:p text:style-name="P2">drag.axis：设置拖拽方向<text:span text:style-name="T25">，可以是Drag.XAxis/YAxis/XAndYAxis。</text:span></text:p>
      <text:p text:style-name="P2">drag.minimumX/drag.maximumX：设置X方向可拖拽距离。</text:p>
      <text:p text:style-name="P2">drag.minimumY/drag.maximumY：设置Y方向可拖拽距离。</text:p>
      <text:p text:style-name="P2">drag.filterChildren：为true时，鼠标事件可被父对象接收。</text:p>
      <text:p text:style-name="P2">drag.threshold：像素阈值，平台相关。</text:p>
      <text:p text:style-name="P2"/>
      <text:p text:style-name="P2">最后，再列举几个好玩的UI交互元素。</text:p>
      <text:p text:style-name="P2">Flickable、Flipable可以实现弹动效果，就是一个小小的动画。</text:p>
      <text:p text:style-name="P2">PinchArea可以通过两点触摸来实现旋转、缩放效果。</text:p>
      <text:p text:style-name="P2">MutiPointTouchArea可以实现多点触摸手势。</text:p>
      <text:p text:style-name="P2">Drag、DropArea也可以实现移动等效果。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4-08-29T17:40:33</meta:creation-date>
    <dc:date>2014-12-23T08:42:46</dc:date>
    <dc:creator>hanjunjie </dc:creator>
    <meta:editing-duration>PT4H40M10S</meta:editing-duration>
    <meta:editing-cycles>195</meta:editing-cycles>
    <meta:generator>LibreOffice/4.0.2.2$Linux_X86_64 LibreOffice_project/400m0$Build-2</meta:generator>
    <meta:document-statistic meta:table-count="0" meta:image-count="0" meta:object-count="0" meta:page-count="2" meta:paragraph-count="41" meta:word-count="692" meta:character-count="1604" meta:non-whitespace-character-count="1585"/>
  </office:meta>
</office:document-meta>
</file>